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3966b" officeooo:paragraph-rsid="0013966b"/>
    </style:style>
    <style:style style:name="P2" style:family="paragraph" style:parent-style-name="Standard" style:list-style-name="L1">
      <style:text-properties style:font-name="Liberation Sans" officeooo:rsid="0013966b" officeooo:paragraph-rsid="0013966b"/>
    </style:style>
    <style:style style:name="P3" style:family="paragraph" style:parent-style-name="Standard" style:list-style-name="L1">
      <style:text-properties style:font-name="Liberation Sans" officeooo:paragraph-rsid="0013966b"/>
    </style:style>
    <style:style style:name="P4" style:family="paragraph" style:parent-style-name="Standard" style:list-style-name="L1">
      <style:text-properties style:font-name="Liberation Sans" officeooo:rsid="00157d2a" officeooo:paragraph-rsid="00157d2a"/>
    </style:style>
    <style:style style:name="P5" style:family="paragraph" style:parent-style-name="Standard" style:list-style-name="L1">
      <style:text-properties style:font-name="Liberation Sans" officeooo:rsid="0016e07a" officeooo:paragraph-rsid="0016e07a"/>
    </style:style>
    <style:style style:name="P6" style:family="paragraph" style:parent-style-name="Heading_20_1">
      <style:text-properties style:font-name="Liberation Sans"/>
    </style:style>
    <style:style style:name="T1" style:family="text">
      <style:text-properties officeooo:rsid="0013966b"/>
    </style:style>
    <style:style style:name="T2" style:family="text">
      <style:text-properties officeooo:rsid="0016e07a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thernet DMA Req<text:span text:style-name="T1">uirements</text:span></text:h>
      <text:p text:style-name="P1"/>
      <text:p text:style-name="P1"/>
      <text:list xml:id="list3744260146113412649" text:style-name="L1">
        <text:list-item>
          <text:p text:style-name="P2">MAC Destination&amp;Source address – do not overload!</text:p>
        </text:list-item>
        <text:list-item>
          <text:p text:style-name="P2">MAC Length/Type – do not overload!</text:p>
        </text:list-item>
        <text:list-item>
          <text:p text:style-name="P2">MAC FCS – keep, it is worthwile!</text:p>
        </text:list-item>
        <text:list-item>
          <text:p text:style-name="P2">Reduce IFG to minimum</text:p>
        </text:list-item>
        <text:list-item>
          <text:p text:style-name="P2">Switching/routing to multiple targets?</text:p>
        </text:list-item>
        <text:list-item>
          <text:p text:style-name="P2">Work queues?</text:p>
        </text:list-item>
        <text:list-item>
          <text:p text:style-name="P2">Spolehlivost</text:p>
        </text:list-item>
        <text:list-item>
          <text:p text:style-name="P4">all 32-bit aligned</text:p>
        </text:list-item>
        <text:list-item>
          <text:p text:style-name="P3"><text:span text:style-name="T1">Koherence, Konzistence?</text:span></text:p>
        </text:list-item>
        <text:list-item>
          <text:p text:style-name="P4">Each frame has a Sender's Sequence number, and Ack of the last good Receiver's Sequence number</text:p>
        </text:list-item>
        <text:list-item>
          <text:p text:style-name="P4">Frame contains multiple work-items</text:p>
        </text:list-item>
        <text:list-item>
          <text:p text:style-name="P4">Write work-item: Length, Sink address, First and last byte enables, Payload</text:p>
          <text:list>
            <text:list-item>
              <text:p text:style-name="P4">Sink address and payload aligned to 32-bit, <text:span text:style-name="T2">so that it could be put directly on AMBA</text:span></text:p>
            </text:list-item>
            <text:list-item>
              <text:p text:style-name="P5">Increment sink address?</text:p>
            </text:list-item>
          </text:list>
        </text:list-item>
        <text:list-item>
          <text:p text:style-name="P4"><text:span text:style-name="T2">Write-request (read)</text:span> work-item: Length, Sink address, Source address, First and last byte enables</text:p>
          <text:list>
            <text:list-item>
              <text:p text:style-name="P5">Response: Write work-item</text:p>
            </text:list-item>
            <text:list-item>
              <text:p text:style-name="P5">Increment source or sink address?</text:p>
            </text:list-item>
          </text:list>
        </text:list-item>
        <text:list-item>
          <text:p text:style-name="P5">Interrupt request</text:p>
        </text:list-item>
        <text:list-item>
          <text:p text:style-name="P5">window size</text:p>
          <text:list>
            <text:list-item>
              <text:p text:style-name="P5">FPGA ma malou latenci, ale malou (drahou) pamet na udrzovani nepotvrzenych poslanych framu</text:p>
            </text:list-item>
            <text:list-item>
              <text:p text:style-name="P5">CPU ma velkou latenci, ale velkou pamet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2:37:59.798251131</meta:creation-date>
    <dc:date>2015-11-14T13:53:32.025916489</dc:date>
    <meta:editing-duration>PT1H21S</meta:editing-duration>
    <meta:editing-cycles>2</meta:editing-cycles>
    <meta:generator>LibreOffice/4.2.8.2$Linux_X86_64 LibreOffice_project/420$Build-2</meta:generator>
    <meta:document-statistic meta:table-count="0" meta:image-count="0" meta:object-count="0" meta:page-count="1" meta:paragraph-count="22" meta:word-count="152" meta:character-count="907" meta:non-whitespace-character-count="795"/>
  </office:meta>
</office:document-meta>
</file>